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BF000001084975B238.png"/>
  <manifest:file-entry manifest:media-type="image/png" manifest:full-path="Pictures/10000201000002E40000034134907E0A.png"/>
  <manifest:file-entry manifest:media-type="image/png" manifest:full-path="Pictures/10000201000003730000022D191164FC.png"/>
  <manifest:file-entry manifest:media-type="image/png" manifest:full-path="Pictures/100002010000037E0000018DDD206868.png"/>
  <manifest:file-entry manifest:media-type="image/png" manifest:full-path="Pictures/100002010000013C0000014EF8B40C79.png"/>
  <manifest:file-entry manifest:media-type="image/png" manifest:full-path="Pictures/10000201000002CA000001191C18F9E6.png"/>
  <manifest:file-entry manifest:media-type="image/png" manifest:full-path="Pictures/10000201000001BD000000C765F48ED7.png"/>
  <manifest:file-entry manifest:media-type="image/png" manifest:full-path="Pictures/100002010000038600000303A73891A5.png"/>
  <manifest:file-entry manifest:media-type="image/png" manifest:full-path="Pictures/10000201000002B6000002326E823F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7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2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3.362cm" svg:height="14.736cm" svg:x="2.348cm" svg:y="3.16cm">
          <draw:image xlink:href="Pictures/10000201000003730000022D19116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3.653cm" svg:height="10.503cm" svg:x="2.202cm" svg:y="3.705cm">
          <draw:image xlink:href="Pictures/100002010000037E0000018DDD2068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8.361cm" svg:height="14.869cm" svg:x="4.848cm" svg:y="3.093cm">
          <draw:image xlink:href="Pictures/10000201000002B6000002326E823F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3.864cm" svg:height="20.398cm" svg:x="2.097cm" svg:y="0.329cm">
          <draw:image xlink:href="Pictures/100002010000038600000303A73891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8.89cm" svg:height="7.434cm" svg:x="4.584cm" svg:y="6.811cm">
          <draw:image xlink:href="Pictures/10000201000002CA000001191C18F9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1" draw:layer="layout" svg:width="11.826cm" svg:height="5.917cm" svg:x="2.54cm" svg:y="12.7cm">
          <draw:image xlink:href="Pictures/10000201000001BF000001084975B2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8.36cm" svg:height="8.836cm" svg:x="1.8cm" svg:y="3.81cm">
          <draw:image xlink:href="Pictures/100002010000013C0000014EF8B40C79.png" xlink:type="simple" xlink:show="embed" xlink:actuate="onLoad">
            <text:p/>
          </draw:image>
        </draw:frame>
        <draw:frame draw:style-name="gr1" draw:text-style-name="P1" draw:layer="layout" svg:width="11.773cm" svg:height="5.264cm" svg:x="14.605cm" svg:y="5.531cm">
          <draw:image xlink:href="Pictures/10000201000001BD000000C765F48E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1" draw:layer="layout" svg:width="19.428cm" svg:height="17.804cm" svg:x="4.702cm" svg:y="2.058cm">
          <draw:image xlink:href="Pictures/10000201000002E40000034134907E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3-24T00:32:27</meta:creation-date>
    <meta:editing-duration>PT00H11M49S</meta:editing-duration>
    <meta:editing-cycles>2</meta:editing-cycles>
    <meta:print-date>2011-03-24T00:41:03</meta:print-date>
    <dc:date>2011-03-24T00:44:06</dc:date>
    <meta:document-statistic meta:object-count="46"/>
    <meta:generator>OpenOffice.org/3.1$Unix OpenOffice.org_project/310m19$Build-9420</meta:generator>
  </office:meta>
</office:document-meta>
</file>